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3.206cm"/>
    </style:style>
    <style:style style:name="gr6" style:family="graphic" style:parent-style-name="objectwithoutfill">
      <style:graphic-properties draw:stroke="dash" draw:stroke-dash="Fine_20_Dashed_20__28_var_29_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xml:id="id2" draw:id="id2" draw:layer="layout" svg:width="13.9cm" svg:height="1.4cm" svg:x="7.1cm" svg:y="8.1cm">
          <text:p text:style-name="P1"><text:span text:style-name="T1">Kernel 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3.9cm" svg:height="1.4cm" svg:x="7.1cm" svg:y="5cm">
          <text:p text:style-name="P2">C/C++ Librar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281cm" svg:height="0.962cm" svg:x="1.119cm" svg:y="6cm">
          <draw:text-box>
            <text:p><text:span text:style-name="T2">Userspace</text:span></text:p>
          </draw:text-box>
        </draw:frame>
        <draw:frame draw:style-name="gr3" draw:text-style-name="P3" draw:layer="layout" svg:width="2.681cm" svg:height="0.962cm" svg:x="1.219cm" svg:y="7.438cm">
          <draw:text-box>
            <text:p><text:span text:style-name="T2">Kernel</text:span></text:p>
          </draw:text-box>
        </draw:frame>
        <draw:custom-shape draw:style-name="gr4" draw:text-style-name="P4" xml:id="id3" draw:id="id3" draw:layer="layout" svg:width="13.9cm" svg:height="1.3cm" svg:x="7.1cm" svg:y="2.3cm">
          <text:p text:style-name="P4"><text:span text:style-name="T3">Userspace Tools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06cm" svg:height="0.806cm" svg:x="14.2cm" svg:y="7.194cm">
          <draw:text-box>
            <text:p><text:span text:style-name="T4">API</text:span></text:p>
          </draw:text-box>
        </draw:frame>
        <draw:line draw:style-name="gr6" draw:text-style-name="P2" draw:layer="layout" svg:x1="1.2cm" svg:y1="7.2cm" svg:x2="24cm" svg:y2="7.2cm">
          <text:p/>
        </draw:line>
        <draw:connector draw:style-name="gr7" draw:text-style-name="P2" draw:layer="layout" draw:type="line" svg:x1="14.05cm" svg:y1="6.4cm" svg:x2="14.05cm" svg:y2="8.1cm" draw:start-shape="id1" draw:start-glue-point="2" draw:end-shape="id2" draw:end-glue-point="0" svg:d="m14050 6400v1700" svg:viewBox="0 0 1 1701">
          <text:p/>
        </draw:connector>
        <draw:connector draw:style-name="gr8" draw:text-style-name="P2" draw:layer="layout" draw:type="line" svg:x1="14.05cm" svg:y1="3.6cm" svg:x2="14.05cm" svg:y2="5cm" draw:start-shape="id3" draw:start-glue-point="2" draw:end-shape="id1" draw:end-glue-point="0" svg:d="m14050 3600v1400" svg:viewBox="0 0 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 Huguet</meta:initial-creator>
    <meta:creation-date>2013-04-26T17:07:30</meta:creation-date>
    <dc:date>2013-05-09T19:21:42</dc:date>
    <meta:editing-duration>PT1H18M50S</meta:editing-duration>
    <meta:editing-cycles>63</meta:editing-cycles>
    <meta:generator>LibreOffice/3.6$Linux_X86_64 LibreOffice_project/360m1$Build-2</meta:generator>
    <dc:creator>Eduard Huguet</dc:creator>
    <meta:document-statistic meta:object-count="9"/>
  </office:meta>
</office:document-meta>
</file>